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2.75pt" svg:height="255.26pt" svg:x="46.86pt" svg:y="203.27pt">
            <loext:p draw:notify-on-update-of-ranges="Sheet1.G1:Sheet1.G1 Sheet1.G2:Sheet1.G10 Sheet1.H1:Sheet1.H1 Sheet1.H2:Sheet1.H10 Sheet1.I1:Sheet1.I1 Sheet1.I2:Sheet1.I10 Sheet1.J1:Sheet1.J1 Sheet1.J2:Sheet1.J10 Sheet1.K1:Sheet1.K1 Sheet1.K2:Sheet1.K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5785" calcext:value-type="float">
            <text:p>155785</text:p>
          </table:table-cell>
          <table:table-cell office:value-type="float" office:value="228977" calcext:value-type="float">
            <text:p>228977</text:p>
          </table:table-cell>
          <table:table-cell office:value-type="float" office:value="139720" calcext:value-type="float">
            <text:p>139720</text:p>
          </table:table-cell>
          <table:table-cell office:value-type="float" office:value="410764" calcext:value-type="float">
            <text:p>410764</text:p>
          </table:table-cell>
          <table:table-cell/>
          <table:table-cell office:value-type="string" calcext:value-type="string">
            <text:p>O</text:p>
          </table:table-cell>
          <table:table-cell table:formula="of:=[.B2]/[.B$11]" office:value-type="float" office:value="0.843777758519834" calcext:value-type="float">
            <text:p>0.8437777585</text:p>
          </table:table-cell>
          <table:table-cell table:formula="of:=[.C2]/[.C$11]" office:value-type="float" office:value="0.876047824007652" calcext:value-type="float">
            <text:p>0.876047824</text:p>
          </table:table-cell>
          <table:table-cell table:formula="of:=[.D2]/[.D$11]" office:value-type="float" office:value="0.87455636857556" calcext:value-type="float">
            <text:p>0.8745563686</text:p>
          </table:table-cell>
          <table:table-cell table:formula="of:=[.E2]/[.E$11]" office:value-type="float" office:value="0.917006741974372" calcext:value-type="float">
            <text:p>0.917006742</text:p>
          </table:table-cell>
        </table:table-row>
        <table:table-row table:style-name="ro1">
          <table:table-cell office:value-type="string" calcext:value-type="string">
            <text:p>B-PER</text:p>
          </table:table-cell>
          <table:table-cell office:value-type="float" office:value="0" calcext:value-type="float">
            <text:p>0</text:p>
          </table:table-cell>
          <table:table-cell office:value-type="float" office:value="4319" calcext:value-type="float">
            <text:p>4319</text:p>
          </table:table-cell>
          <table:table-cell office:value-type="float" office:value="3792" calcext:value-type="float">
            <text:p>379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string" calcext:value-type="string">
            <text:p>B-PER</text:p>
          </table:table-cell>
          <table:table-cell table:formula="of:=[.B3]/[.B$11]" office:value-type="float" office:value="0" calcext:value-type="float">
            <text:p>0</text:p>
          </table:table-cell>
          <table:table-cell table:formula="of:=[.C3]/[.C$11]" office:value-type="float" office:value="0.0165241511238642" calcext:value-type="float">
            <text:p>0.0165241511</text:p>
          </table:table-cell>
          <table:table-cell table:formula="of:=[.D3]/[.D$11]" office:value-type="float" office:value="0.0237354548356608" calcext:value-type="float">
            <text:p>0.0237354548</text:p>
          </table:table-cell>
          <table:table-cell table:formula="of:=[.E3]/[.E$11]" office:value-type="float" office:value="0.0171429209269099" calcext:value-type="float">
            <text:p>0.0171429209</text:p>
          </table:table-cell>
        </table:table-row>
        <table:table-row table:style-name="ro1">
          <table:table-cell office:value-type="string" calcext:value-type="string">
            <text:p>I-PER</text:p>
          </table:table-cell>
          <table:table-cell office:value-type="float" office:value="10298" calcext:value-type="float">
            <text:p>10298</text:p>
          </table:table-cell>
          <table:table-cell office:value-type="float" office:value="3903" calcext:value-type="float">
            <text:p>3903</text:p>
          </table:table-cell>
          <table:table-cell office:value-type="float" office:value="2704" calcext:value-type="float">
            <text:p>2704</text:p>
          </table:table-cell>
          <table:table-cell office:value-type="float" office:value="4491" calcext:value-type="float">
            <text:p>4491</text:p>
          </table:table-cell>
          <table:table-cell/>
          <table:table-cell office:value-type="string" calcext:value-type="string">
            <text:p>I-PER</text:p>
          </table:table-cell>
          <table:table-cell table:formula="of:=[.B4]/[.B$11]" office:value-type="float" office:value="0.0557770219035033" calcext:value-type="float">
            <text:p>0.0557770219</text:p>
          </table:table-cell>
          <table:table-cell table:formula="of:=[.C4]/[.C$11]" office:value-type="float" office:value="0.0149325681492109" calcext:value-type="float">
            <text:p>0.0149325681</text:p>
          </table:table-cell>
          <table:table-cell table:formula="of:=[.D4]/[.D$11]" office:value-type="float" office:value="0.0169252821401969" calcext:value-type="float">
            <text:p>0.0169252821</text:p>
          </table:table-cell>
          <table:table-cell table:formula="of:=[.E4]/[.E$11]" office:value-type="float" office:value="0.0100258963254007" calcext:value-type="float">
            <text:p>0.0100258963</text:p>
          </table:table-cell>
        </table:table-row>
        <table:table-row table:style-name="ro1">
          <table:table-cell office:value-type="string" calcext:value-type="string">
            <text:p>B-ORG</text:p>
          </table:table-cell>
          <table:table-cell office:value-type="float" office:value="24" calcext:value-type="float">
            <text:p>24</text:p>
          </table:table-cell>
          <table:table-cell office:value-type="float" office:value="7172" calcext:value-type="float">
            <text:p>7172</text:p>
          </table:table-cell>
          <table:table-cell office:value-type="float" office:value="2665" calcext:value-type="float">
            <text:p>2665</text:p>
          </table:table-cell>
          <table:table-cell office:value-type="float" office:value="5255" calcext:value-type="float">
            <text:p>5255</text:p>
          </table:table-cell>
          <table:table-cell/>
          <table:table-cell office:value-type="string" calcext:value-type="string">
            <text:p>B-ORG</text:p>
          </table:table-cell>
          <table:table-cell table:formula="of:=[.B5]/[.B$11]" office:value-type="float" office:value="0.000129991117273653" calcext:value-type="float">
            <text:p>0.0001299911</text:p>
          </table:table-cell>
          <table:table-cell table:formula="of:=[.C5]/[.C$11]" office:value-type="float" office:value="0.0274395026303204" calcext:value-type="float">
            <text:p>0.0274395026</text:p>
          </table:table-cell>
          <table:table-cell table:formula="of:=[.D5]/[.D$11]" office:value-type="float" office:value="0.0166811674939441" calcext:value-type="float">
            <text:p>0.0166811675</text:p>
          </table:table-cell>
          <table:table-cell table:formula="of:=[.E5]/[.E$11]" office:value-type="float" office:value="0.0117314818948966" calcext:value-type="float">
            <text:p>0.0117314819</text:p>
          </table:table-cell>
        </table:table-row>
        <table:table-row table:style-name="ro1">
          <table:table-cell office:value-type="string" calcext:value-type="string">
            <text:p>I-ORG</text:p>
          </table:table-cell>
          <table:table-cell office:value-type="float" office:value="6954" calcext:value-type="float">
            <text:p>6954</text:p>
          </table:table-cell>
          <table:table-cell office:value-type="float" office:value="4947" calcext:value-type="float">
            <text:p>4947</text:p>
          </table:table-cell>
          <table:table-cell office:value-type="float" office:value="2811" calcext:value-type="float">
            <text:p>2811</text:p>
          </table:table-cell>
          <table:table-cell office:value-type="float" office:value="3770" calcext:value-type="float">
            <text:p>3770</text:p>
          </table:table-cell>
          <table:table-cell/>
          <table:table-cell office:value-type="string" calcext:value-type="string">
            <text:p>I-ORG</text:p>
          </table:table-cell>
          <table:table-cell table:formula="of:=[.B6]/[.B$11]" office:value-type="float" office:value="0.0376649262300409" calcext:value-type="float">
            <text:p>0.0376649262</text:p>
          </table:table-cell>
          <table:table-cell table:formula="of:=[.C6]/[.C$11]" office:value-type="float" office:value="0.0189268292682927" calcext:value-type="float">
            <text:p>0.0189268293</text:p>
          </table:table-cell>
          <table:table-cell table:formula="of:=[.D6]/[.D$11]" office:value-type="float" office:value="0.0175950325799163" calcext:value-type="float">
            <text:p>0.0175950326</text:p>
          </table:table-cell>
          <table:table-cell table:formula="of:=[.E6]/[.E$11]" office:value-type="float" office:value="0.00841630575523508" calcext:value-type="float">
            <text:p>0.0084163058</text:p>
          </table:table-cell>
        </table:table-row>
        <table:table-row table:style-name="ro1">
          <table:table-cell office:value-type="string" calcext:value-type="string">
            <text:p>B-LOC</text:p>
          </table:table-cell>
          <table:table-cell office:value-type="float" office:value="7" calcext:value-type="float">
            <text:p>7</text:p>
          </table:table-cell>
          <table:table-cell office:value-type="float" office:value="4828" calcext:value-type="float">
            <text:p>4828</text:p>
          </table:table-cell>
          <table:table-cell office:value-type="float" office:value="2890" calcext:value-type="float">
            <text:p>2890</text:p>
          </table:table-cell>
          <table:table-cell office:value-type="float" office:value="8281" calcext:value-type="float">
            <text:p>8281</text:p>
          </table:table-cell>
          <table:table-cell/>
          <table:table-cell office:value-type="string" calcext:value-type="string">
            <text:p>B-LOC</text:p>
          </table:table-cell>
          <table:table-cell table:formula="of:=[.B7]/[.B$11]" office:value-type="float" office:value="0.0000379140758714821" calcext:value-type="float">
            <text:p>3.79140758714821E-05</text:p>
          </table:table-cell>
          <table:table-cell table:formula="of:=[.C7]/[.C$11]" office:value-type="float" office:value="0.0184715447154472" calcext:value-type="float">
            <text:p>0.0184715447</text:p>
          </table:table-cell>
          <table:table-cell table:formula="of:=[.D7]/[.D$11]" office:value-type="float" office:value="0.0180895212223258" calcext:value-type="float">
            <text:p>0.0180895212</text:p>
          </table:table-cell>
          <table:table-cell table:formula="of:=[.E7]/[.E$11]" office:value-type="float" office:value="0.0184868509175336" calcext:value-type="float">
            <text:p>0.0184868509</text:p>
          </table:table-cell>
        </table:table-row>
        <table:table-row table:style-name="ro1">
          <table:table-cell office:value-type="string" calcext:value-type="string">
            <text:p>I-LOC</text:p>
          </table:table-cell>
          <table:table-cell office:value-type="float" office:value="7180" calcext:value-type="float">
            <text:p>7180</text:p>
          </table:table-cell>
          <table:table-cell office:value-type="float" office:value="1883" calcext:value-type="float">
            <text:p>1883</text:p>
          </table:table-cell>
          <table:table-cell office:value-type="float" office:value="831" calcext:value-type="float">
            <text:p>831</text:p>
          </table:table-cell>
          <table:table-cell office:value-type="float" office:value="1169" calcext:value-type="float">
            <text:p>1169</text:p>
          </table:table-cell>
          <table:table-cell/>
          <table:table-cell office:value-type="string" calcext:value-type="string">
            <text:p>I-LOC</text:p>
          </table:table-cell>
          <table:table-cell table:formula="of:=[.B8]/[.B$11]" office:value-type="float" office:value="0.0388890092510345" calcext:value-type="float">
            <text:p>0.0388890093</text:p>
          </table:table-cell>
          <table:table-cell table:formula="of:=[.C8]/[.C$11]" office:value-type="float" office:value="0.00720420851267336" calcext:value-type="float">
            <text:p>0.0072042085</text:p>
          </table:table-cell>
          <table:table-cell table:formula="of:=[.D8]/[.D$11]" office:value-type="float" office:value="0.00520151977015667" calcext:value-type="float">
            <text:p>0.0052015198</text:p>
          </table:table-cell>
          <table:table-cell table:formula="of:=[.E8]/[.E$11]" office:value-type="float" office:value="0.00260972451667634" calcext:value-type="float">
            <text:p>0.0026097245</text:p>
          </table:table-cell>
        </table:table-row>
        <table:table-row table:style-name="ro1">
          <table:table-cell office:value-type="string" calcext:value-type="string">
            <text:p>B-MISC</text:p>
          </table:table-cell>
          <table:table-cell office:value-type="float" office:value="36" calcext:value-type="float">
            <text:p>36</text:p>
          </table:table-cell>
          <table:table-cell office:value-type="float" office:value="2142" calcext:value-type="float">
            <text:p>2142</text:p>
          </table:table-cell>
          <table:table-cell office:value-type="float" office:value="1667" calcext:value-type="float">
            <text:p>1667</text:p>
          </table:table-cell>
          <table:table-cell office:value-type="float" office:value="3024" calcext:value-type="float">
            <text:p>3024</text:p>
          </table:table-cell>
          <table:table-cell/>
          <table:table-cell office:value-type="string" calcext:value-type="string">
            <text:p>B-MISC</text:p>
          </table:table-cell>
          <table:table-cell table:formula="of:=[.B9]/[.B$11]" office:value-type="float" office:value="0.000194986675910479" calcext:value-type="float">
            <text:p>0.0001949867</text:p>
          </table:table-cell>
          <table:table-cell table:formula="of:=[.C9]/[.C$11]" office:value-type="float" office:value="0.00819512195121951" calcext:value-type="float">
            <text:p>0.008195122</text:p>
          </table:table-cell>
          <table:table-cell table:formula="of:=[.D9]/[.D$11]" office:value-type="float" office:value="0.0104343362898329" calcext:value-type="float">
            <text:p>0.0104343363</text:p>
          </table:table-cell>
          <table:table-cell table:formula="of:=[.E9]/[.E$11]" office:value-type="float" office:value="0.00675090413894718" calcext:value-type="float">
            <text:p>0.0067509041</text:p>
          </table:table-cell>
        </table:table-row>
        <table:table-row table:style-name="ro1">
          <table:table-cell office:value-type="string" calcext:value-type="string">
            <text:p>I-MISC</text:p>
          </table:table-cell>
          <table:table-cell office:value-type="float" office:value="4344" calcext:value-type="float">
            <text:p>4344</text:p>
          </table:table-cell>
          <table:table-cell office:value-type="float" office:value="3204" calcext:value-type="float">
            <text:p>3204</text:p>
          </table:table-cell>
          <table:table-cell office:value-type="float" office:value="2681" calcext:value-type="float">
            <text:p>2681</text:p>
          </table:table-cell>
          <table:table-cell office:value-type="float" office:value="3507" calcext:value-type="float">
            <text:p>3507</text:p>
          </table:table-cell>
          <table:table-cell/>
          <table:table-cell office:value-type="string" calcext:value-type="string">
            <text:p>I-MISC</text:p>
          </table:table-cell>
          <table:table-cell table:formula="of:=[.B10]/[.B$11]" office:value-type="float" office:value="0.0235283922265312" calcext:value-type="float">
            <text:p>0.0235283922</text:p>
          </table:table-cell>
          <table:table-cell table:formula="of:=[.C10]/[.C$11]" office:value-type="float" office:value="0.0122582496413199" calcext:value-type="float">
            <text:p>0.0122582496</text:p>
          </table:table-cell>
          <table:table-cell table:formula="of:=[.D10]/[.D$11]" office:value-type="float" office:value="0.0167813170924068" calcext:value-type="float">
            <text:p>0.0167813171</text:p>
          </table:table-cell>
          <table:table-cell table:formula="of:=[.E10]/[.E$11]" office:value-type="float" office:value="0.00782917355002902" calcext:value-type="float">
            <text:p>0.0078291736</text:p>
          </table:table-cell>
        </table:table-row>
        <table:table-row table:style-name="ro1">
          <table:table-cell/>
          <table:table-cell table:formula="of:=SUM([.B2:.B10])" office:value-type="float" office:value="184628" calcext:value-type="float">
            <text:p>184628</text:p>
          </table:table-cell>
          <table:table-cell table:formula="of:=SUM([.C2:.C10])" office:value-type="float" office:value="261375" calcext:value-type="float">
            <text:p>261375</text:p>
          </table:table-cell>
          <table:table-cell table:formula="of:=SUM([.D2:.D10])" office:value-type="float" office:value="159761" calcext:value-type="float">
            <text:p>159761</text:p>
          </table:table-cell>
          <table:table-cell table:formula="of:=SUM([.E2:.E10])" office:value-type="float" office:value="447940" calcext:value-type="float">
            <text:p>447940</text:p>
          </table:table-cell>
          <table:table-cell table:number-columns-repeated="2"/>
          <table:table-cell table:formula="of:=SUM([.H2:.H10])" office:value-type="float" office:value="1" calcext:value-type="float">
            <text:p>1</text:p>
          </table:table-cell>
          <table:table-cell table:formula="of:=SUM([.I2:.I10])" office:value-type="float" office:value="1" calcext:value-type="float">
            <text:p>1</text:p>
          </table:table-cell>
          <table:table-cell table:formula="of:=SUM([.J2:.J10])" office:value-type="float" office:value="1" calcext:value-type="float">
            <text:p>1</text:p>
          </table:table-cell>
          <table:table-cell table:formula="of:=SUM([.K2:.K10])"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453.46pt" svg:height="255.23pt" svg:x="87.42pt" svg:y="281.59pt">
            <loext:p draw:notify-on-update-of-ranges="Sheet2.A1:Sheet2.A1 Sheet2.A2:Sheet2.A18 Sheet2.B1:Sheet2.B1 Sheet2.B2:Sheet2.B18 Sheet2.C1:Sheet2.C1 Sheet2.C2:Sheet2.C18 Sheet2.D1:Sheet2.D1 Sheet2.D2:Sheet2.D18 Sheet2.E1:Sheet2.E1 Sheet2.E2:Sheet2.E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</text:p>
          </table:table-cell>
          <table:table-cell table:formula="of:=SUM([.F1:.I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J</text:p>
          </table:table-cell>
          <table:table-cell table:formula="of:=[.F2]/[.F$19]" office:value-type="float" office:value="0.00336290539384608" calcext:value-type="float">
            <text:p>0.0033629054</text:p>
          </table:table-cell>
          <table:table-cell table:style-name="ce1" office:value-type="float" office:value="0.00000001" calcext:value-type="float">
            <text:p>1.00E-08</text:p>
          </table:table-cell>
          <table:table-cell table:formula="of:=[.H2]/[.H$19]" office:value-type="float" office:value="0.0000656278712193658" calcext:value-type="float">
            <text:p>6.56278712193658E-05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SUM([.F2:.I2])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[.F3]/[.F$19]" office:value-type="float" office:value="0.00414008847178434" calcext:value-type="float">
            <text:p>0.0041400885</text:p>
          </table:table-cell>
          <table:table-cell table:formula="of:=[.G3]/[.G$19]" office:value-type="float" office:value="0.00464914390904622" calcext:value-type="float">
            <text:p>0.0046491439</text:p>
          </table:table-cell>
          <table:table-cell table:formula="of:=[.H3]/[.H$19]" office:value-type="float" office:value="0.00000085231001583592" calcext:value-type="float">
            <text:p>8.5231001583592E-07</text:p>
          </table:table-cell>
          <table:table-cell table:formula="of:=[.I3]/[.I$19]" office:value-type="float" office:value="0.00122184445388865" calcext:value-type="float">
            <text:p>0.0012218445</text:p>
          </table:table-cell>
          <table:table-cell office:value-type="float" office:value="847" calcext:value-type="float">
            <text:p>847</text:p>
          </table:table-cell>
          <table:table-cell office:value-type="float" office:value="1778" calcext:value-type="float">
            <text:p>1778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table:formula="of:=SUM([.F3:.I3])" office:value-type="float" office:value="2948" calcext:value-type="float">
            <text:p>2948</text:p>
          </table:table-cell>
        </table:table-row>
        <table:table-row table:style-name="ro1">
          <table:table-cell office:value-type="string" calcext:value-type="string">
            <text:p>SYM</text:p>
          </table:table-cell>
          <table:table-cell table:formula="of:=[.F4]/[.F$19]" office:value-type="float" office:value="0.0029229904440697" calcext:value-type="float">
            <text:p>0.0029229904</text:p>
          </table:table-cell>
          <table:table-cell table:formula="of:=[.G4]/[.G$19]" office:value-type="float" office:value="0.00379671369850119" calcext:value-type="float">
            <text:p>0.0037967137</text:p>
          </table:table-cell>
          <table:table-cell table:formula="of:=[.H4]/[.H$19]" office:value-type="float" office:value="0.000790943694695734" calcext:value-type="float">
            <text:p>0.0007909437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598" calcext:value-type="float">
            <text:p>598</text:p>
          </table:table-cell>
          <table:table-cell office:value-type="float" office:value="1452" calcext:value-type="float">
            <text:p>1452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formula="of:=SUM([.F4:.I4])"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table:formula="of:=[.F5]/[.F$19]" office:value-type="float" office:value="0.0272111836156121" calcext:value-type="float">
            <text:p>0.0272111836</text:p>
          </table:table-cell>
          <table:table-cell table:formula="of:=[.G5]/[.G$19]" office:value-type="float" office:value="0.0000836741310964449" calcext:value-type="float">
            <text:p>8.36741310964449E-05</text:p>
          </table:table-cell>
          <table:table-cell table:formula="of:=[.H5]/[.H$19]" office:value-type="float" office:value="0.00539682702027305" calcext:value-type="float">
            <text:p>0.005396827</text:p>
          </table:table-cell>
          <table:table-cell table:formula="of:=[.I5]/[.I$19]" office:value-type="float" office:value="0.00683398093619088" calcext:value-type="float">
            <text:p>0.0068339809</text:p>
          </table:table-cell>
          <table:table-cell office:value-type="float" office:value="5567" calcext:value-type="float">
            <text:p>5567</text:p>
          </table:table-cell>
          <table:table-cell office:value-type="float" office:value="32" calcext:value-type="float">
            <text:p>32</text:p>
          </table:table-cell>
          <table:table-cell office:value-type="float" office:value="6332" calcext:value-type="float">
            <text:p>6332</text:p>
          </table:table-cell>
          <table:table-cell office:value-type="float" office:value="1801" calcext:value-type="float">
            <text:p>1801</text:p>
          </table:table-cell>
          <table:table-cell table:formula="of:=SUM([.F5:.I5])" office:value-type="float" office:value="13732" calcext:value-type="float">
            <text:p>13732</text:p>
          </table:table-cell>
        </table:table-row>
        <table:table-row table:style-name="ro1">
          <table:table-cell office:value-type="string" calcext:value-type="string">
            <text:p>SCONJ</text:p>
          </table:table-cell>
          <table:table-cell table:formula="of:=[.F6]/[.F$19]" office:value-type="float" office:value="0.0187745924676785" calcext:value-type="float">
            <text:p>0.0187745925</text:p>
          </table:table-cell>
          <table:table-cell table:formula="of:=[.G6]/[.G$19]" office:value-type="float" office:value="0.0185521237540399" calcext:value-type="float">
            <text:p>0.0185521238</text:p>
          </table:table-cell>
          <table:table-cell table:formula="of:=[.H6]/[.H$19]" office:value-type="float" office:value="0.0182454005089995" calcext:value-type="float">
            <text:p>0.0182454005</text:p>
          </table:table-cell>
          <table:table-cell table:formula="of:=[.I6]/[.I$19]" office:value-type="float" office:value="0.00577150749802684" calcext:value-type="float">
            <text:p>0.0057715075</text:p>
          </table:table-cell>
          <table:table-cell office:value-type="float" office:value="3841" calcext:value-type="float">
            <text:p>3841</text:p>
          </table:table-cell>
          <table:table-cell office:value-type="float" office:value="7095" calcext:value-type="float">
            <text:p>7095</text:p>
          </table:table-cell>
          <table:table-cell office:value-type="float" office:value="21407" calcext:value-type="float">
            <text:p>21407</text:p>
          </table:table-cell>
          <table:table-cell office:value-type="float" office:value="1521" calcext:value-type="float">
            <text:p>1521</text:p>
          </table:table-cell>
          <table:table-cell table:formula="of:=SUM([.F6:.I6])" office:value-type="float" office:value="33864" calcext:value-type="float">
            <text:p>33864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table:formula="of:=[.F7]/[.F$19]" office:value-type="float" office:value="0.0195419996578439" calcext:value-type="float">
            <text:p>0.0195419997</text:p>
          </table:table-cell>
          <table:table-cell table:formula="of:=[.G7]/[.G$19]" office:value-type="float" office:value="0.0256565804474474" calcext:value-type="float">
            <text:p>0.0256565804</text:p>
          </table:table-cell>
          <table:table-cell table:formula="of:=[.H7]/[.H$19]" office:value-type="float" office:value="0.0279387223191015" calcext:value-type="float">
            <text:p>0.0279387223</text:p>
          </table:table-cell>
          <table:table-cell table:formula="of:=[.I7]/[.I$19]" office:value-type="float" office:value="0.0266073705300225" calcext:value-type="float">
            <text:p>0.0266073705</text:p>
          </table:table-cell>
          <table:table-cell office:value-type="float" office:value="3998" calcext:value-type="float">
            <text:p>3998</text:p>
          </table:table-cell>
          <table:table-cell office:value-type="float" office:value="9812" calcext:value-type="float">
            <text:p>9812</text:p>
          </table:table-cell>
          <table:table-cell office:value-type="float" office:value="32780" calcext:value-type="float">
            <text:p>32780</text:p>
          </table:table-cell>
          <table:table-cell office:value-type="float" office:value="7012" calcext:value-type="float">
            <text:p>7012</text:p>
          </table:table-cell>
          <table:table-cell table:formula="of:=SUM([.F7:.I7])" office:value-type="float" office:value="53602" calcext:value-type="float">
            <text:p>53602</text:p>
          </table:table-cell>
        </table:table-row>
        <table:table-row table:style-name="ro1">
          <table:table-cell office:value-type="string" calcext:value-type="string">
            <text:p>AUX</text:p>
          </table:table-cell>
          <table:table-cell table:formula="of:=[.F8]/[.F$19]" office:value-type="float" office:value="0.0603807708287509" calcext:value-type="float">
            <text:p>0.0603807708</text:p>
          </table:table-cell>
          <table:table-cell table:formula="of:=[.G8]/[.G$19]" office:value-type="float" office:value="0.0139500465437354" calcext:value-type="float">
            <text:p>0.0139500465</text:p>
          </table:table-cell>
          <table:table-cell table:formula="of:=[.H8]/[.H$19]" office:value-type="float" office:value="0.0271119816037406" calcext:value-type="float">
            <text:p>0.0271119816</text:p>
          </table:table-cell>
          <table:table-cell table:formula="of:=[.I8]/[.I$19]" office:value-type="float" office:value="0.0220501183898974" calcext:value-type="float">
            <text:p>0.0220501184</text:p>
          </table:table-cell>
          <table:table-cell office:value-type="float" office:value="12353" calcext:value-type="float">
            <text:p>12353</text:p>
          </table:table-cell>
          <table:table-cell office:value-type="float" office:value="5335" calcext:value-type="float">
            <text:p>5335</text:p>
          </table:table-cell>
          <table:table-cell office:value-type="float" office:value="31810" calcext:value-type="float">
            <text:p>31810</text:p>
          </table:table-cell>
          <table:table-cell office:value-type="float" office:value="5811" calcext:value-type="float">
            <text:p>5811</text:p>
          </table:table-cell>
          <table:table-cell table:formula="of:=SUM([.F8:.I8])" office:value-type="float" office:value="55309" calcext:value-type="float">
            <text:p>55309</text:p>
          </table:table-cell>
        </table:table-row>
        <table:table-row table:style-name="ro1">
          <table:table-cell office:value-type="string" calcext:value-type="string">
            <text:p>CCONJ</text:p>
          </table:table-cell>
          <table:table-cell table:formula="of:=[.F9]/[.F$19]" office:value-type="float" office:value="0.0327883275899993" calcext:value-type="float">
            <text:p>0.0327883276</text:p>
          </table:table-cell>
          <table:table-cell table:formula="of:=[.G9]/[.G$19]" office:value-type="float" office:value="0.032062881109519" calcext:value-type="float">
            <text:p>0.0320628811</text:p>
          </table:table-cell>
          <table:table-cell table:formula="of:=[.H9]/[.H$19]" office:value-type="float" office:value="0.0377019335505019" calcext:value-type="float">
            <text:p>0.0377019336</text:p>
          </table:table-cell>
          <table:table-cell table:formula="of:=[.I9]/[.I$19]" office:value-type="float" office:value="0.0302766984396819" calcext:value-type="float">
            <text:p>0.0302766984</text:p>
          </table:table-cell>
          <table:table-cell office:value-type="float" office:value="6708" calcext:value-type="float">
            <text:p>6708</text:p>
          </table:table-cell>
          <table:table-cell office:value-type="float" office:value="12262" calcext:value-type="float">
            <text:p>12262</text:p>
          </table:table-cell>
          <table:table-cell office:value-type="float" office:value="44235" calcext:value-type="float">
            <text:p>44235</text:p>
          </table:table-cell>
          <table:table-cell office:value-type="float" office:value="7979" calcext:value-type="float">
            <text:p>7979</text:p>
          </table:table-cell>
          <table:table-cell table:formula="of:=SUM([.F9:.I9])" office:value-type="float" office:value="71184" calcext:value-type="float">
            <text:p>71184</text:p>
          </table:table-cell>
        </table:table-row>
        <table:table-row table:style-name="ro1">
          <table:table-cell office:value-type="string" calcext:value-type="string">
            <text:p>PRON</text:p>
          </table:table-cell>
          <table:table-cell table:formula="of:=[.F10]/[.F$19]" office:value-type="float" office:value="0.0908033335777305" calcext:value-type="float">
            <text:p>0.0908033336</text:p>
          </table:table-cell>
          <table:table-cell table:formula="of:=[.G10]/[.G$19]" office:value-type="float" office:value="0.0324289554330659" calcext:value-type="float">
            <text:p>0.0324289554</text:p>
          </table:table-cell>
          <table:table-cell table:formula="of:=[.H10]/[.H$19]" office:value-type="float" office:value="0.0296544223809792" calcext:value-type="float">
            <text:p>0.0296544224</text:p>
          </table:table-cell>
          <table:table-cell table:formula="of:=[.I10]/[.I$19]" office:value-type="float" office:value="0.047947908445146" calcext:value-type="float">
            <text:p>0.0479479084</text:p>
          </table:table-cell>
          <table:table-cell office:value-type="float" office:value="18577" calcext:value-type="float">
            <text:p>18577</text:p>
          </table:table-cell>
          <table:table-cell office:value-type="float" office:value="12402" calcext:value-type="float">
            <text:p>12402</text:p>
          </table:table-cell>
          <table:table-cell office:value-type="float" office:value="34793" calcext:value-type="float">
            <text:p>34793</text:p>
          </table:table-cell>
          <table:table-cell office:value-type="float" office:value="12636" calcext:value-type="float">
            <text:p>12636</text:p>
          </table:table-cell>
          <table:table-cell table:formula="of:=SUM([.F10:.I10])" office:value-type="float" office:value="78408" calcext:value-type="float">
            <text:p>78408</text:p>
          </table:table-cell>
        </table:table-row>
        <table:table-row table:style-name="ro1">
          <table:table-cell office:value-type="string" calcext:value-type="string">
            <text:p>ADV</text:p>
          </table:table-cell>
          <table:table-cell table:formula="of:=[.F11]/[.F$19]" office:value-type="float" office:value="0.0515629200576777" calcext:value-type="float">
            <text:p>0.0515629201</text:p>
          </table:table-cell>
          <table:table-cell table:formula="of:=[.G11]/[.G$19]" office:value-type="float" office:value="0.0288440418789026" calcext:value-type="float">
            <text:p>0.0288440419</text:p>
          </table:table-cell>
          <table:table-cell table:formula="of:=[.H11]/[.H$19]" office:value-type="float" office:value="0.0527596946002751" calcext:value-type="float">
            <text:p>0.0527596946</text:p>
          </table:table-cell>
          <table:table-cell table:formula="of:=[.I11]/[.I$19]" office:value-type="float" office:value="0.0468171331431" calcext:value-type="float">
            <text:p>0.0468171331</text:p>
          </table:table-cell>
          <table:table-cell office:value-type="float" office:value="10549" calcext:value-type="float">
            <text:p>10549</text:p>
          </table:table-cell>
          <table:table-cell office:value-type="float" office:value="11031" calcext:value-type="float">
            <text:p>11031</text:p>
          </table:table-cell>
          <table:table-cell office:value-type="float" office:value="61902" calcext:value-type="float">
            <text:p>61902</text:p>
          </table:table-cell>
          <table:table-cell office:value-type="float" office:value="12338" calcext:value-type="float">
            <text:p>12338</text:p>
          </table:table-cell>
          <table:table-cell table:formula="of:=SUM([.F11:.I11])" office:value-type="float" office:value="95820" calcext:value-type="float">
            <text:p>95820</text:p>
          </table:table-cell>
        </table:table-row>
        <table:table-row table:style-name="ro1">
          <table:table-cell office:value-type="string" calcext:value-type="string">
            <text:p>PROPN</text:p>
          </table:table-cell>
          <table:table-cell table:formula="of:=[.F12]/[.F$19]" office:value-type="float" office:value="0.0632793215533886" calcext:value-type="float">
            <text:p>0.0632793216</text:p>
          </table:table-cell>
          <table:table-cell table:formula="of:=[.G12]/[.G$19]" office:value-type="float" office:value="0.0918114403455742" calcext:value-type="float">
            <text:p>0.0918114403</text:p>
          </table:table-cell>
          <table:table-cell table:formula="of:=[.H12]/[.H$19]" office:value-type="float" office:value="0.0564936647796523" calcext:value-type="float">
            <text:p>0.0564936648</text:p>
          </table:table-cell>
          <table:table-cell table:formula="of:=[.I12]/[.I$19]" office:value-type="float" office:value="0.113286230344241" calcext:value-type="float">
            <text:p>0.1132862303</text:p>
          </table:table-cell>
          <table:table-cell office:value-type="float" office:value="12946" calcext:value-type="float">
            <text:p>12946</text:p>
          </table:table-cell>
          <table:table-cell office:value-type="float" office:value="35112" calcext:value-type="float">
            <text:p>35112</text:p>
          </table:table-cell>
          <table:table-cell office:value-type="float" office:value="66283" calcext:value-type="float">
            <text:p>66283</text:p>
          </table:table-cell>
          <table:table-cell office:value-type="float" office:value="29855" calcext:value-type="float">
            <text:p>29855</text:p>
          </table:table-cell>
          <table:table-cell table:formula="of:=SUM([.F12:.I12])" office:value-type="float" office:value="144196" calcext:value-type="float">
            <text:p>144196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table:formula="of:=[.F13]/[.F$19]" office:value-type="float" office:value="0.0796099420778649" calcext:value-type="float">
            <text:p>0.0796099421</text:p>
          </table:table-cell>
          <table:table-cell table:formula="of:=[.G13]/[.G$19]" office:value-type="float" office:value="0.141035362779655" calcext:value-type="float">
            <text:p>0.1410353628</text:p>
          </table:table-cell>
          <table:table-cell table:formula="of:=[.H13]/[.H$19]" office:value-type="float" office:value="0.0371547505203353" calcext:value-type="float">
            <text:p>0.0371547505</text:p>
          </table:table-cell>
          <table:table-cell table:formula="of:=[.I13]/[.I$19]" office:value-type="float" office:value="0.126062473438164" calcext:value-type="float">
            <text:p>0.1260624734</text:p>
          </table:table-cell>
          <table:table-cell office:value-type="float" office:value="16287" calcext:value-type="float">
            <text:p>16287</text:p>
          </table:table-cell>
          <table:table-cell office:value-type="float" office:value="53937" calcext:value-type="float">
            <text:p>53937</text:p>
          </table:table-cell>
          <table:table-cell office:value-type="float" office:value="43593" calcext:value-type="float">
            <text:p>43593</text:p>
          </table:table-cell>
          <table:table-cell office:value-type="float" office:value="33222" calcext:value-type="float">
            <text:p>33222</text:p>
          </table:table-cell>
          <table:table-cell table:formula="of:=SUM([.F13:.I13])" office:value-type="float" office:value="147039" calcext:value-type="float">
            <text:p>147039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table:formula="of:=[.F14]/[.F$19]" office:value-type="float" office:value="0.112671994525503" calcext:value-type="float">
            <text:p>0.1126719945</text:p>
          </table:table-cell>
          <table:table-cell table:formula="of:=[.G14]/[.G$19]" office:value-type="float" office:value="0.0946171385539018" calcext:value-type="float">
            <text:p>0.0946171386</text:p>
          </table:table-cell>
          <table:table-cell table:formula="of:=[.H14]/[.H$19]" office:value-type="float" office:value="0.0895649980141177" calcext:value-type="float">
            <text:p>0.089564998</text:p>
          </table:table-cell>
          <table:table-cell table:formula="of:=[.I14]/[.I$19]" office:value-type="float" office:value="0.0825731588853136" calcext:value-type="float">
            <text:p>0.0825731589</text:p>
          </table:table-cell>
          <table:table-cell office:value-type="float" office:value="23051" calcext:value-type="float">
            <text:p>23051</text:p>
          </table:table-cell>
          <table:table-cell office:value-type="float" office:value="36185" calcext:value-type="float">
            <text:p>36185</text:p>
          </table:table-cell>
          <table:table-cell office:value-type="float" office:value="105085" calcext:value-type="float">
            <text:p>105085</text:p>
          </table:table-cell>
          <table:table-cell office:value-type="float" office:value="21761" calcext:value-type="float">
            <text:p>21761</text:p>
          </table:table-cell>
          <table:table-cell table:formula="of:=SUM([.F14:.I14])" office:value-type="float" office:value="186082" calcext:value-type="float">
            <text:p>186082</text:p>
          </table:table-cell>
        </table:table-row>
        <table:table-row table:style-name="ro1">
          <table:table-cell office:value-type="string" calcext:value-type="string">
            <text:p>ADJ</text:p>
          </table:table-cell>
          <table:table-cell table:formula="of:=[.F15]/[.F$19]" office:value-type="float" office:value="0.060986875870665" calcext:value-type="float">
            <text:p>0.0609868759</text:p>
          </table:table-cell>
          <table:table-cell table:formula="of:=[.G15]/[.G$19]" office:value-type="float" office:value="0.0577769875220952" calcext:value-type="float">
            <text:p>0.0577769875</text:p>
          </table:table-cell>
          <table:table-cell table:formula="of:=[.H15]/[.H$19]" office:value-type="float" office:value="0.125789878307176" calcext:value-type="float">
            <text:p>0.1257898783</text:p>
          </table:table-cell>
          <table:table-cell table:formula="of:=[.I15]/[.I$19]" office:value-type="float" office:value="0.0722975229190699" calcext:value-type="float">
            <text:p>0.0722975229</text:p>
          </table:table-cell>
          <table:table-cell office:value-type="float" office:value="12477" calcext:value-type="float">
            <text:p>12477</text:p>
          </table:table-cell>
          <table:table-cell office:value-type="float" office:value="22096" calcext:value-type="float">
            <text:p>22096</text:p>
          </table:table-cell>
          <table:table-cell office:value-type="float" office:value="147587" calcext:value-type="float">
            <text:p>147587</text:p>
          </table:table-cell>
          <table:table-cell office:value-type="float" office:value="19053" calcext:value-type="float">
            <text:p>19053</text:p>
          </table:table-cell>
          <table:table-cell table:formula="of:=SUM([.F15:.I15])" office:value-type="float" office:value="201213" calcext:value-type="float">
            <text:p>201213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formula="of:=[.F16]/[.F$19]" office:value-type="float" office:value="0.086213554268397" calcext:value-type="float">
            <text:p>0.0862135543</text:p>
          </table:table-cell>
          <table:table-cell table:formula="of:=[.G16]/[.G$19]" office:value-type="float" office:value="0.164720371513142" calcext:value-type="float">
            <text:p>0.1647203715</text:p>
          </table:table-cell>
          <table:table-cell table:formula="of:=[.H16]/[.H$19]" office:value-type="float" office:value="0.0970525415032362" calcext:value-type="float">
            <text:p>0.0970525415</text:p>
          </table:table-cell>
          <table:table-cell table:formula="of:=[.I16]/[.I$19]" office:value-type="float" office:value="0.109867342602149" calcext:value-type="float">
            <text:p>0.1098673426</text:p>
          </table:table-cell>
          <table:table-cell office:value-type="float" office:value="17638" calcext:value-type="float">
            <text:p>17638</text:p>
          </table:table-cell>
          <table:table-cell office:value-type="float" office:value="62995" calcext:value-type="float">
            <text:p>62995</text:p>
          </table:table-cell>
          <table:table-cell office:value-type="float" office:value="113870" calcext:value-type="float">
            <text:p>113870</text:p>
          </table:table-cell>
          <table:table-cell office:value-type="float" office:value="28954" calcext:value-type="float">
            <text:p>28954</text:p>
          </table:table-cell>
          <table:table-cell table:formula="of:=SUM([.F16:.I16])" office:value-type="float" office:value="223457" calcext:value-type="float">
            <text:p>223457</text:p>
          </table:table-cell>
        </table:table-row>
        <table:table-row table:style-name="ro1">
          <table:table-cell office:value-type="string" calcext:value-type="string">
            <text:p>PUNCT</text:p>
          </table:table-cell>
          <table:table-cell table:formula="of:=[.F17]/[.F$19]" office:value-type="float" office:value="0.115741623286165" calcext:value-type="float">
            <text:p>0.1157416233</text:p>
          </table:table-cell>
          <table:table-cell table:formula="of:=[.G17]/[.G$19]" office:value-type="float" office:value="0.110392327082178" calcext:value-type="float">
            <text:p>0.1103923271</text:p>
          </table:table-cell>
          <table:table-cell table:formula="of:=[.H17]/[.H$19]" office:value-type="float" office:value="0.147156438094167" calcext:value-type="float">
            <text:p>0.1471564381</text:p>
          </table:table-cell>
          <table:table-cell table:formula="of:=[.I17]/[.I$19]" office:value-type="float" office:value="0.130274421710886" calcext:value-type="float">
            <text:p>0.1302744217</text:p>
          </table:table-cell>
          <table:table-cell office:value-type="float" office:value="23679" calcext:value-type="float">
            <text:p>23679</text:p>
          </table:table-cell>
          <table:table-cell office:value-type="float" office:value="42218" calcext:value-type="float">
            <text:p>42218</text:p>
          </table:table-cell>
          <table:table-cell office:value-type="float" office:value="172656" calcext:value-type="float">
            <text:p>172656</text:p>
          </table:table-cell>
          <table:table-cell office:value-type="float" office:value="34332" calcext:value-type="float">
            <text:p>34332</text:p>
          </table:table-cell>
          <table:table-cell table:formula="of:=SUM([.F17:.I17])" office:value-type="float" office:value="272885" calcext:value-type="float">
            <text:p>272885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table:formula="of:=[.F18]/[.F$19]" office:value-type="float" office:value="0.170007576313024" calcext:value-type="float">
            <text:p>0.1700075763</text:p>
          </table:table-cell>
          <table:table-cell table:formula="of:=[.G18]/[.G$19]" office:value-type="float" office:value="0.1796222112981" calcext:value-type="float">
            <text:p>0.1796222113</text:p>
          </table:table-cell>
          <table:table-cell table:formula="of:=[.H18]/[.H$19]" office:value-type="float" office:value="0.247121322921514" calcext:value-type="float">
            <text:p>0.2471213229</text:p>
          </table:table-cell>
          <table:table-cell table:formula="of:=[.I18]/[.I$19]" office:value-type="float" office:value="0.178112288264222" calcext:value-type="float">
            <text:p>0.1781122883</text:p>
          </table:table-cell>
          <table:table-cell office:value-type="float" office:value="34781" calcext:value-type="float">
            <text:p>34781</text:p>
          </table:table-cell>
          <table:table-cell office:value-type="float" office:value="68694" calcext:value-type="float">
            <text:p>68694</text:p>
          </table:table-cell>
          <table:table-cell office:value-type="float" office:value="289943" calcext:value-type="float">
            <text:p>289943</text:p>
          </table:table-cell>
          <table:table-cell office:value-type="float" office:value="46939" calcext:value-type="float">
            <text:p>46939</text:p>
          </table:table-cell>
          <table:table-cell table:formula="of:=SUM([.F18:.I18])" office:value-type="float" office:value="440357" calcext:value-type="float">
            <text:p>440357</text:p>
          </table:table-cell>
        </table:table-row>
        <table:table-row table:style-name="ro1">
          <table:table-cell/>
          <table:table-cell table:formula="of:=SUM([.B2:.B18])" office:value-type="float" office:value="1" calcext:value-type="float">
            <text:p>1</text:p>
          </table:table-cell>
          <table:table-cell table:formula="of:=SUM([.C2:.C18])" office:value-type="float" office:value="1.00000001" calcext:value-type="float">
            <text:p>1.00000001</text:p>
          </table:table-cell>
          <table:table-cell table:formula="of:=SUM([.D2:.D18])" office:value-type="float" office:value="1" calcext:value-type="float">
            <text:p>1</text:p>
          </table:table-cell>
          <table:table-cell table:formula="of:=SUM([.E2:.E18])" office:value-type="float" office:value="1.00000002" calcext:value-type="float">
            <text:p>1.00000002</text:p>
          </table:table-cell>
          <table:table-cell table:formula="of:=SUM([.F2:.F18])" office:value-type="float" office:value="204585" calcext:value-type="float">
            <text:p>204585</text:p>
          </table:table-cell>
          <table:table-cell table:formula="of:=SUM([.G2:.G18])" office:value-type="float" office:value="382436" calcext:value-type="float">
            <text:p>382436</text:p>
          </table:table-cell>
          <table:table-cell table:formula="of:=SUM([.H2:.H18])" office:value-type="float" office:value="1173282" calcext:value-type="float">
            <text:p>1173282</text:p>
          </table:table-cell>
          <table:table-cell table:formula="of:=SUM([.I2:.I18])" office:value-type="float" office:value="263536" calcext:value-type="float">
            <text:p>263536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1:Sheet2.J19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1:37:55.650004617</meta:creation-date>
    <dc:date>2018-04-10T02:21:14.347654212</dc:date>
    <meta:editing-duration>PT2M28S</meta:editing-duration>
    <meta:editing-cycles>1</meta:editing-cycles>
    <meta:document-statistic meta:table-count="2" meta:cell-count="293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01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3cm" svg:height="9.006cm" xlink:href=".." xlink:type="simple" chart:class="chart:bar" chart:style-name="ch1">
        <chart:legend chart:legend-position="end" svg:x="14.848cm" svg:y="3.457cm" style:legend-expansion="high" chart:style-name="ch2"/>
        <chart:plot-area chart:style-name="ch3" table:cell-range-address="Sheet1.G1:Sheet1.K10" chart:data-source-has-labels="both" svg:x="0.319cm" svg:y="0.18cm" svg:width="14.21cm" svg:height="8.646cm">
          <chartooo:coordinate-region svg:x="1.787cm" svg:y="0.379cm" svg:width="12.742cm" svg:height="7.8cm"/>
          <chart:axis chart:dimension="x" chart:name="primary-x" chart:style-name="ch4" chartooo:axis-type="auto">
            <chartooo:date-scale/>
            <chart:categories table:cell-range-address="Sheet1.G2:Sheet1.G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10" chart:label-cell-address="Sheet1.H1:Sheet1.H1" chart:class="chart:bar">
            <chart:data-point chart:repeated="9"/>
          </chart:series>
          <chart:series chart:style-name="ch8" chart:values-cell-range-address="Sheet1.I2:Sheet1.I10" chart:label-cell-address="Sheet1.I1:Sheet1.I1" chart:class="chart:bar">
            <chart:data-point chart:repeated="9"/>
          </chart:series>
          <chart:series chart:style-name="ch9" chart:values-cell-range-address="Sheet1.J2:Sheet1.J10" chart:label-cell-address="Sheet1.J1:Sheet1.J1" chart:class="chart:bar">
            <chart:data-point chart:repeated="9"/>
          </chart:series>
          <chart:series chart:style-name="ch10" chart:values-cell-range-address="Sheet1.K2:Sheet1.K10" chart:label-cell-address="Sheet1.K1:Sheet1.K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</text:p>
                <draw:g>
                  <svg:desc>Sheet1.H1:Sheet1.H1</svg:desc>
                </draw:g>
              </table:table-cell>
              <table:table-cell office:value-type="string">
                <text:p>es</text:p>
                <draw:g>
                  <svg:desc>Sheet1.I1:Sheet1.I1</svg:desc>
                </draw:g>
              </table:table-cell>
              <table:table-cell office:value-type="string">
                <text:p>cs</text:p>
                <draw:g>
                  <svg:desc>Sheet1.J1:Sheet1.J1</svg:desc>
                </draw:g>
              </table:table-cell>
              <table:table-cell office:value-type="string">
                <text:p>de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</text:p>
                <draw:g>
                  <svg:desc>Sheet1.G2:Sheet1.G10</svg:desc>
                </draw:g>
              </table:table-cell>
              <table:table-cell office:value-type="float" office:value="0.843777758519834">
                <text:p>0.843777758519834</text:p>
                <draw:g>
                  <svg:desc>Sheet1.H2:Sheet1.H10</svg:desc>
                </draw:g>
              </table:table-cell>
              <table:table-cell office:value-type="float" office:value="0.876047824007652">
                <text:p>0.876047824007652</text:p>
                <draw:g>
                  <svg:desc>Sheet1.I2:Sheet1.I10</svg:desc>
                </draw:g>
              </table:table-cell>
              <table:table-cell office:value-type="float" office:value="0.87455636857556">
                <text:p>0.87455636857556</text:p>
                <draw:g>
                  <svg:desc>Sheet1.J2:Sheet1.J10</svg:desc>
                </draw:g>
              </table:table-cell>
              <table:table-cell office:value-type="float" office:value="0.917006741974372">
                <text:p>0.917006741974372</text:p>
                <draw:g>
                  <svg:desc>Sheet1.K2:Sheet1.K10</svg:desc>
                </draw:g>
              </table:table-cell>
            </table:table-row>
            <table:table-row>
              <table:table-cell office:value-type="string">
                <text:p>B-PER</text:p>
              </table:table-cell>
              <table:table-cell office:value-type="float" office:value="0">
                <text:p>0</text:p>
              </table:table-cell>
              <table:table-cell office:value-type="float" office:value="0.0165241511238642">
                <text:p>0.0165241511238642</text:p>
              </table:table-cell>
              <table:table-cell office:value-type="float" office:value="0.0237354548356608">
                <text:p>0.0237354548356608</text:p>
              </table:table-cell>
              <table:table-cell office:value-type="float" office:value="0.0171429209269099">
                <text:p>0.0171429209269099</text:p>
              </table:table-cell>
            </table:table-row>
            <table:table-row>
              <table:table-cell office:value-type="string">
                <text:p>I-PER</text:p>
              </table:table-cell>
              <table:table-cell office:value-type="float" office:value="0.0557770219035033">
                <text:p>0.0557770219035033</text:p>
              </table:table-cell>
              <table:table-cell office:value-type="float" office:value="0.0149325681492109">
                <text:p>0.0149325681492109</text:p>
              </table:table-cell>
              <table:table-cell office:value-type="float" office:value="0.0169252821401969">
                <text:p>0.0169252821401969</text:p>
              </table:table-cell>
              <table:table-cell office:value-type="float" office:value="0.0100258963254007">
                <text:p>0.0100258963254007</text:p>
              </table:table-cell>
            </table:table-row>
            <table:table-row>
              <table:table-cell office:value-type="string">
                <text:p>B-ORG</text:p>
              </table:table-cell>
              <table:table-cell office:value-type="float" office:value="0.000129991117273653">
                <text:p>0.000129991117273653</text:p>
              </table:table-cell>
              <table:table-cell office:value-type="float" office:value="0.0274395026303204">
                <text:p>0.0274395026303204</text:p>
              </table:table-cell>
              <table:table-cell office:value-type="float" office:value="0.0166811674939441">
                <text:p>0.0166811674939441</text:p>
              </table:table-cell>
              <table:table-cell office:value-type="float" office:value="0.0117314818948966">
                <text:p>0.0117314818948966</text:p>
              </table:table-cell>
            </table:table-row>
            <table:table-row>
              <table:table-cell office:value-type="string">
                <text:p>I-ORG</text:p>
              </table:table-cell>
              <table:table-cell office:value-type="float" office:value="0.0376649262300409">
                <text:p>0.0376649262300409</text:p>
              </table:table-cell>
              <table:table-cell office:value-type="float" office:value="0.0189268292682927">
                <text:p>0.0189268292682927</text:p>
              </table:table-cell>
              <table:table-cell office:value-type="float" office:value="0.0175950325799163">
                <text:p>0.0175950325799163</text:p>
              </table:table-cell>
              <table:table-cell office:value-type="float" office:value="0.00841630575523508">
                <text:p>0.00841630575523508</text:p>
              </table:table-cell>
            </table:table-row>
            <table:table-row>
              <table:table-cell office:value-type="string">
                <text:p>B-LOC</text:p>
              </table:table-cell>
              <table:table-cell office:value-type="float" office:value="0.0000379140758714821">
                <text:p>0.0000379140758714821</text:p>
              </table:table-cell>
              <table:table-cell office:value-type="float" office:value="0.0184715447154472">
                <text:p>0.0184715447154472</text:p>
              </table:table-cell>
              <table:table-cell office:value-type="float" office:value="0.0180895212223258">
                <text:p>0.0180895212223258</text:p>
              </table:table-cell>
              <table:table-cell office:value-type="float" office:value="0.0184868509175336">
                <text:p>0.0184868509175336</text:p>
              </table:table-cell>
            </table:table-row>
            <table:table-row>
              <table:table-cell office:value-type="string">
                <text:p>I-LOC</text:p>
              </table:table-cell>
              <table:table-cell office:value-type="float" office:value="0.0388890092510345">
                <text:p>0.0388890092510345</text:p>
              </table:table-cell>
              <table:table-cell office:value-type="float" office:value="0.00720420851267336">
                <text:p>0.00720420851267336</text:p>
              </table:table-cell>
              <table:table-cell office:value-type="float" office:value="0.00520151977015667">
                <text:p>0.00520151977015667</text:p>
              </table:table-cell>
              <table:table-cell office:value-type="float" office:value="0.00260972451667634">
                <text:p>0.00260972451667634</text:p>
              </table:table-cell>
            </table:table-row>
            <table:table-row>
              <table:table-cell office:value-type="string">
                <text:p>B-MISC</text:p>
              </table:table-cell>
              <table:table-cell office:value-type="float" office:value="0.000194986675910479">
                <text:p>0.000194986675910479</text:p>
              </table:table-cell>
              <table:table-cell office:value-type="float" office:value="0.00819512195121951">
                <text:p>0.00819512195121951</text:p>
              </table:table-cell>
              <table:table-cell office:value-type="float" office:value="0.0104343362898329">
                <text:p>0.0104343362898329</text:p>
              </table:table-cell>
              <table:table-cell office:value-type="float" office:value="0.00675090413894718">
                <text:p>0.00675090413894718</text:p>
              </table:table-cell>
            </table:table-row>
            <table:table-row>
              <table:table-cell office:value-type="string">
                <text:p>I-MISC</text:p>
              </table:table-cell>
              <table:table-cell office:value-type="float" office:value="0.0235283922265312">
                <text:p>0.0235283922265312</text:p>
              </table:table-cell>
              <table:table-cell office:value-type="float" office:value="0.0122582496413199">
                <text:p>0.0122582496413199</text:p>
              </table:table-cell>
              <table:table-cell office:value-type="float" office:value="0.0167813170924068">
                <text:p>0.0167813170924068</text:p>
              </table:table-cell>
              <table:table-cell office:value-type="float" office:value="0.00782917355002902">
                <text:p>0.00782917355002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873cm" svg:y="3.456cm" style:legend-expansion="high" chart:style-name="ch2"/>
        <chart:plot-area chart:style-name="ch3" table:cell-range-address="Sheet2.A1:Sheet2.E18" chart:data-source-has-labels="both" svg:x="0.319cm" svg:y="0.18cm" svg:width="14.235cm" svg:height="8.645cm">
          <chartooo:coordinate-region svg:x="1.231cm" svg:y="0.18cm" svg:width="13.323cm" svg:height="7.054cm"/>
          <chart:axis chart:dimension="x" chart:name="primary-x" chart:style-name="ch4" chartooo:axis-type="auto">
            <chartooo:date-scale/>
            <chart:categories table:cell-range-address="Sheet2.A2:Sheet2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8" chart:label-cell-address="Sheet2.B1:Sheet2.B1" chart:class="chart:bar">
            <chart:data-point chart:repeated="17"/>
          </chart:series>
          <chart:series chart:style-name="ch8" chart:values-cell-range-address="Sheet2.C2:Sheet2.C18" chart:label-cell-address="Sheet2.C1:Sheet2.C1" chart:class="chart:bar">
            <chart:data-point chart:repeated="17"/>
          </chart:series>
          <chart:series chart:style-name="ch9" chart:values-cell-range-address="Sheet2.D2:Sheet2.D18" chart:label-cell-address="Sheet2.D1:Sheet2.D1" chart:class="chart:bar">
            <chart:data-point chart:repeated="17"/>
          </chart:series>
          <chart:series chart:style-name="ch10" chart:values-cell-range-address="Sheet2.E2:Sheet2.E18" chart:label-cell-address="Sheet2.E1:Sheet2.E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</text:p>
                <draw:g>
                  <svg:desc>Sheet2.B1:Sheet2.B1</svg:desc>
                </draw:g>
              </table:table-cell>
              <table:table-cell office:value-type="string">
                <text:p>es</text:p>
                <draw:g>
                  <svg:desc>Sheet2.C1:Sheet2.C1</svg:desc>
                </draw:g>
              </table:table-cell>
              <table:table-cell office:value-type="string">
                <text:p>cs</text:p>
                <draw:g>
                  <svg:desc>Sheet2.D1:Sheet2.D1</svg:desc>
                </draw:g>
              </table:table-cell>
              <table:table-cell office:value-type="string">
                <text:p>de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J</text:p>
                <draw:g>
                  <svg:desc>Sheet2.A2:Sheet2.A18</svg:desc>
                </draw:g>
              </table:table-cell>
              <table:table-cell office:value-type="float" office:value="0.00336290539384608">
                <text:p>0.00336290539384608</text:p>
                <draw:g>
                  <svg:desc>Sheet2.B2:Sheet2.B18</svg:desc>
                </draw:g>
              </table:table-cell>
              <table:table-cell office:value-type="float" office:value="0.00000001">
                <text:p>0.00000001</text:p>
                <draw:g>
                  <svg:desc>Sheet2.C2:Sheet2.C18</svg:desc>
                </draw:g>
              </table:table-cell>
              <table:table-cell office:value-type="float" office:value="0.0000656278712193658">
                <text:p>0.0000656278712193658</text:p>
                <draw:g>
                  <svg:desc>Sheet2.D2:Sheet2.D18</svg:desc>
                </draw:g>
              </table:table-cell>
              <table:table-cell office:value-type="float" office:value="0.00000001">
                <text:p>0.00000001</text:p>
                <draw:g>
                  <svg:desc>Sheet2.E2:Sheet2.E18</svg:desc>
                </draw:g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414008847178434">
                <text:p>0.00414008847178434</text:p>
              </table:table-cell>
              <table:table-cell office:value-type="float" office:value="0.00464914390904622">
                <text:p>0.00464914390904622</text:p>
              </table:table-cell>
              <table:table-cell office:value-type="float" office:value="0.00000085231001583592">
                <text:p>0.00000085231001583592</text:p>
              </table:table-cell>
              <table:table-cell office:value-type="float" office:value="0.00122184445388865">
                <text:p>0.00122184445388865</text:p>
              </table:table-cell>
            </table:table-row>
            <table:table-row>
              <table:table-cell office:value-type="string">
                <text:p>SYM</text:p>
              </table:table-cell>
              <table:table-cell office:value-type="float" office:value="0.0029229904440697">
                <text:p>0.0029229904440697</text:p>
              </table:table-cell>
              <table:table-cell office:value-type="float" office:value="0.00379671369850119">
                <text:p>0.00379671369850119</text:p>
              </table:table-cell>
              <table:table-cell office:value-type="float" office:value="0.000790943694695734">
                <text:p>0.000790943694695734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0.0272111836156121">
                <text:p>0.0272111836156121</text:p>
              </table:table-cell>
              <table:table-cell office:value-type="float" office:value="0.0000836741310964449">
                <text:p>0.0000836741310964449</text:p>
              </table:table-cell>
              <table:table-cell office:value-type="float" office:value="0.00539682702027305">
                <text:p>0.00539682702027305</text:p>
              </table:table-cell>
              <table:table-cell office:value-type="float" office:value="0.00683398093619088">
                <text:p>0.00683398093619088</text:p>
              </table:table-cell>
            </table:table-row>
            <table:table-row>
              <table:table-cell office:value-type="string">
                <text:p>SCONJ</text:p>
              </table:table-cell>
              <table:table-cell office:value-type="float" office:value="0.0187745924676785">
                <text:p>0.0187745924676785</text:p>
              </table:table-cell>
              <table:table-cell office:value-type="float" office:value="0.0185521237540399">
                <text:p>0.0185521237540399</text:p>
              </table:table-cell>
              <table:table-cell office:value-type="float" office:value="0.0182454005089995">
                <text:p>0.0182454005089995</text:p>
              </table:table-cell>
              <table:table-cell office:value-type="float" office:value="0.00577150749802684">
                <text:p>0.00577150749802684</text:p>
              </table:table-cell>
            </table:table-row>
            <table:table-row>
              <table:table-cell office:value-type="string">
                <text:p>NUM</text:p>
              </table:table-cell>
              <table:table-cell office:value-type="float" office:value="0.0195419996578439">
                <text:p>0.0195419996578439</text:p>
              </table:table-cell>
              <table:table-cell office:value-type="float" office:value="0.0256565804474474">
                <text:p>0.0256565804474474</text:p>
              </table:table-cell>
              <table:table-cell office:value-type="float" office:value="0.0279387223191015">
                <text:p>0.0279387223191015</text:p>
              </table:table-cell>
              <table:table-cell office:value-type="float" office:value="0.0266073705300225">
                <text:p>0.0266073705300225</text:p>
              </table:table-cell>
            </table:table-row>
            <table:table-row>
              <table:table-cell office:value-type="string">
                <text:p>AUX</text:p>
              </table:table-cell>
              <table:table-cell office:value-type="float" office:value="0.0603807708287509">
                <text:p>0.0603807708287509</text:p>
              </table:table-cell>
              <table:table-cell office:value-type="float" office:value="0.0139500465437354">
                <text:p>0.0139500465437354</text:p>
              </table:table-cell>
              <table:table-cell office:value-type="float" office:value="0.0271119816037406">
                <text:p>0.0271119816037406</text:p>
              </table:table-cell>
              <table:table-cell office:value-type="float" office:value="0.0220501183898974">
                <text:p>0.0220501183898974</text:p>
              </table:table-cell>
            </table:table-row>
            <table:table-row>
              <table:table-cell office:value-type="string">
                <text:p>CCONJ</text:p>
              </table:table-cell>
              <table:table-cell office:value-type="float" office:value="0.0327883275899993">
                <text:p>0.0327883275899993</text:p>
              </table:table-cell>
              <table:table-cell office:value-type="float" office:value="0.032062881109519">
                <text:p>0.032062881109519</text:p>
              </table:table-cell>
              <table:table-cell office:value-type="float" office:value="0.0377019335505019">
                <text:p>0.0377019335505019</text:p>
              </table:table-cell>
              <table:table-cell office:value-type="float" office:value="0.0302766984396819">
                <text:p>0.0302766984396819</text:p>
              </table:table-cell>
            </table:table-row>
            <table:table-row>
              <table:table-cell office:value-type="string">
                <text:p>PRON</text:p>
              </table:table-cell>
              <table:table-cell office:value-type="float" office:value="0.0908033335777305">
                <text:p>0.0908033335777305</text:p>
              </table:table-cell>
              <table:table-cell office:value-type="float" office:value="0.0324289554330659">
                <text:p>0.0324289554330659</text:p>
              </table:table-cell>
              <table:table-cell office:value-type="float" office:value="0.0296544223809792">
                <text:p>0.0296544223809792</text:p>
              </table:table-cell>
              <table:table-cell office:value-type="float" office:value="0.047947908445146">
                <text:p>0.047947908445146</text:p>
              </table:table-cell>
            </table:table-row>
            <table:table-row>
              <table:table-cell office:value-type="string">
                <text:p>ADV</text:p>
              </table:table-cell>
              <table:table-cell office:value-type="float" office:value="0.0515629200576777">
                <text:p>0.0515629200576777</text:p>
              </table:table-cell>
              <table:table-cell office:value-type="float" office:value="0.0288440418789026">
                <text:p>0.0288440418789026</text:p>
              </table:table-cell>
              <table:table-cell office:value-type="float" office:value="0.0527596946002751">
                <text:p>0.0527596946002751</text:p>
              </table:table-cell>
              <table:table-cell office:value-type="float" office:value="0.0468171331431">
                <text:p>0.0468171331431</text:p>
              </table:table-cell>
            </table:table-row>
            <table:table-row>
              <table:table-cell office:value-type="string">
                <text:p>PROPN</text:p>
              </table:table-cell>
              <table:table-cell office:value-type="float" office:value="0.0632793215533886">
                <text:p>0.0632793215533886</text:p>
              </table:table-cell>
              <table:table-cell office:value-type="float" office:value="0.0918114403455742">
                <text:p>0.0918114403455742</text:p>
              </table:table-cell>
              <table:table-cell office:value-type="float" office:value="0.0564936647796523">
                <text:p>0.0564936647796523</text:p>
              </table:table-cell>
              <table:table-cell office:value-type="float" office:value="0.113286230344241">
                <text:p>0.113286230344241</text:p>
              </table:table-cell>
            </table:table-row>
            <table:table-row>
              <table:table-cell office:value-type="string">
                <text:p>DET</text:p>
              </table:table-cell>
              <table:table-cell office:value-type="float" office:value="0.0796099420778649">
                <text:p>0.0796099420778649</text:p>
              </table:table-cell>
              <table:table-cell office:value-type="float" office:value="0.141035362779655">
                <text:p>0.141035362779655</text:p>
              </table:table-cell>
              <table:table-cell office:value-type="float" office:value="0.0371547505203353">
                <text:p>0.0371547505203353</text:p>
              </table:table-cell>
              <table:table-cell office:value-type="float" office:value="0.126062473438164">
                <text:p>0.126062473438164</text:p>
              </table:table-cell>
            </table:table-row>
            <table:table-row>
              <table:table-cell office:value-type="string">
                <text:p>VERB</text:p>
              </table:table-cell>
              <table:table-cell office:value-type="float" office:value="0.112671994525503">
                <text:p>0.112671994525503</text:p>
              </table:table-cell>
              <table:table-cell office:value-type="float" office:value="0.0946171385539018">
                <text:p>0.0946171385539018</text:p>
              </table:table-cell>
              <table:table-cell office:value-type="float" office:value="0.0895649980141177">
                <text:p>0.0895649980141177</text:p>
              </table:table-cell>
              <table:table-cell office:value-type="float" office:value="0.0825731588853136">
                <text:p>0.0825731588853136</text:p>
              </table:table-cell>
            </table:table-row>
            <table:table-row>
              <table:table-cell office:value-type="string">
                <text:p>ADJ</text:p>
              </table:table-cell>
              <table:table-cell office:value-type="float" office:value="0.060986875870665">
                <text:p>0.060986875870665</text:p>
              </table:table-cell>
              <table:table-cell office:value-type="float" office:value="0.0577769875220952">
                <text:p>0.0577769875220952</text:p>
              </table:table-cell>
              <table:table-cell office:value-type="float" office:value="0.125789878307176">
                <text:p>0.125789878307176</text:p>
              </table:table-cell>
              <table:table-cell office:value-type="float" office:value="0.0722975229190699">
                <text:p>0.0722975229190699</text:p>
              </table:table-cell>
            </table:table-row>
            <table:table-row>
              <table:table-cell office:value-type="string">
                <text:p>ADP</text:p>
              </table:table-cell>
              <table:table-cell office:value-type="float" office:value="0.086213554268397">
                <text:p>0.086213554268397</text:p>
              </table:table-cell>
              <table:table-cell office:value-type="float" office:value="0.164720371513142">
                <text:p>0.164720371513142</text:p>
              </table:table-cell>
              <table:table-cell office:value-type="float" office:value="0.0970525415032362">
                <text:p>0.0970525415032362</text:p>
              </table:table-cell>
              <table:table-cell office:value-type="float" office:value="0.109867342602149">
                <text:p>0.109867342602149</text:p>
              </table:table-cell>
            </table:table-row>
            <table:table-row>
              <table:table-cell office:value-type="string">
                <text:p>PUNCT</text:p>
              </table:table-cell>
              <table:table-cell office:value-type="float" office:value="0.115741623286165">
                <text:p>0.115741623286165</text:p>
              </table:table-cell>
              <table:table-cell office:value-type="float" office:value="0.110392327082178">
                <text:p>0.110392327082178</text:p>
              </table:table-cell>
              <table:table-cell office:value-type="float" office:value="0.147156438094167">
                <text:p>0.147156438094167</text:p>
              </table:table-cell>
              <table:table-cell office:value-type="float" office:value="0.130274421710886">
                <text:p>0.130274421710886</text:p>
              </table:table-cell>
            </table:table-row>
            <table:table-row>
              <table:table-cell office:value-type="string">
                <text:p>NOUN</text:p>
              </table:table-cell>
              <table:table-cell office:value-type="float" office:value="0.170007576313024">
                <text:p>0.170007576313024</text:p>
              </table:table-cell>
              <table:table-cell office:value-type="float" office:value="0.1796222112981">
                <text:p>0.1796222112981</text:p>
              </table:table-cell>
              <table:table-cell office:value-type="float" office:value="0.247121322921514">
                <text:p>0.247121322921514</text:p>
              </table:table-cell>
              <table:table-cell office:value-type="float" office:value="0.178112288264222">
                <text:p>0.178112288264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